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3245D0ABE963BF9917F.png" manifest:media-type="image/png"/>
  <manifest:file-entry manifest:full-path="Pictures/100201BD00004B050000610E2F2A377252C37A6F.svg" manifest:media-type="image/svg+xml"/>
  <manifest:file-entry manifest:full-path="Pictures/10046ECB00004BC6000062070810173A087A15D8.svg" manifest:media-type="image/svg+xml"/>
  <manifest:file-entry manifest:full-path="Pictures/100002010000026E00000324893AD5B4934EF1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8.9583in" draw:z-index="0"><draw:image xlink:href="Pictures/10046ECB00004BC6000062070810173A087A15D8.svg" xlink:type="simple" xlink:show="embed" xlink:actuate="onLoad" loext:mime-type="image/svg+xml"/><draw:image xlink:href="Pictures/100002010000026E00000324893AD5B4934EF1BB.png" xlink:type="simple" xlink:show="embed" xlink:actuate="onLoad"/></draw:frame></text:p>
      <text:p text:style-name="P1"><draw:frame draw:style-name="fr1" draw:name="Image2" text:anchor-type="paragraph" svg:width="6.9252in" svg:height="8.9583in" draw:z-index="1"><draw:image xlink:href="Pictures/100201BD00004B050000610E2F2A377252C37A6F.svg" xlink:type="simple" xlink:show="embed" xlink:actuate="onLoad" loext:mime-type="image/svg+xml"/><draw:image xlink:href="Pictures/100002010000026E000003245D0ABE963BF991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57:14.174638803</meta:creation-date>
    <dc:date>2018-07-10T13:46:09.634607654</dc:date>
    <meta:editing-duration>PT33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2" meta:paragraph-count="1" meta:word-count="1" meta:character-count="1" meta:non-whitespace-character-count="1"/>
  </office:meta>
</office:document-meta>
</file>